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-- Propriétés d'une classe ----------</text:p>
      <text:p text:style-name="Standard"/>
      <text:p text:style-name="Standard"><text:tab/>Les propriétés d'une classe seront déclarés ainsi :</text:p>
      <text:p text:style-name="Standard"/>
      <text:list xml:id="list5019438158889934620" text:style-name="L1">
        <text:list-item>
          <text:p text:style-name="P1">Le type de la propriétés par sa première lettre</text:p>
        </text:list-item>
        <text:list-item>
          <text:p text:style-name="P1">Underscore</text:p>
        </text:list-item>
        <text:list-item>
          <text:p text:style-name="P1">Nom de la variable adéquat à la BDD (Commençant par une majuscule)</text:p>
        </text:list-item>
      </text:list>
      <text:p text:style-name="Standard"/>
      <text:p text:style-name="Standard">Ex : </text:p>
      <text:p text:style-name="Standard"/>
      <text:p text:style-name="Standard">Id de type int  → <text:s/>i_Id;</text:p>
      <text:p text:style-name="Standard">Nom du client de type String <text:s/>→ <text:s/>s_NomClient;</text:p>
      <text:p text:style-name="Standard">Valeur d'un solde en Float <text:s/>→ <text:s/>f_Solde;</text:p>
      <text:p text:style-name="Standard">Une date de type date <text:s/>→ <text:s/>dt_DateRetrait; </text:p>
      <text:p text:style-name="Standard">// (seule variable avec 2 lettres, pour pas confondre avec le type Double)</text:p>
      <text:p text:style-name="Standard">Une propriétés de type objet <text:s/>→ <text:s/>o_Compte;</text:p>
      <text:p text:style-name="Standard">Une liste d'objet <text:s/>→ <text:s/>a_LesComptes; </text:p>
      <text:p text:style-name="Standard">// (déterminant « les » pour dissocier l'objet à la liste)</text:p>
      <text:p text:style-name="Standard"/>
      <text:p text:style-name="Standard"/>
      <text:p text:style-name="Standard">---------- Variable internes et paramètre d'une fonction ou procédure ----------</text:p>
      <text:p text:style-name="Standard"/>
      <text:p text:style-name="Standard"><text:tab/>Les variables d'une méthode seront déclarés suivant ces instructions :</text:p>
      <text:p text:style-name="Standard"/>
      <text:list xml:id="list1006381082451516338" text:style-name="L2">
        <text:list-item>
          <text:p text:style-name="P2">Le type de la variable sera écrite en 3 lettres</text:p>
        </text:list-item>
        <text:list-item>
          <text:p text:style-name="P2">Nom de la variable, en cohérence avec la BDD, commençant par une majuscule</text:p>
        </text:list-item>
      </text:list>
      <text:p text:style-name="Standard"/>
      <text:p text:style-name="Standard">Ex : </text:p>
      <text:p text:style-name="Standard"/>
      <text:p text:style-name="Standard">Id de type int  → <text:s/>intId;</text:p>
      <text:p text:style-name="Standard">Nom du client de type String <text:s/>→ <text:s/>strNomClient;</text:p>
      <text:p text:style-name="Standard">Valeur d'un solde en Float <text:s/>→ <text:s/>fltSolde;</text:p>
      <text:p text:style-name="Standard">Une date de type date <text:s/>→ <text:s/>dateDateRetrait; </text:p>
      <text:p text:style-name="Standard">Une propriétés de type objet <text:s/>→ <text:s/>objCompte;</text:p>
      <text:p text:style-name="Standard">Une liste d'objet <text:s/>→ <text:s/>arrObjComptes; </text:p>
      <text:p text:style-name="Standard">// (« Obj » au lieu de « les » pour comprendre que c'est une liste d'objet)</text:p>
      <text:p text:style-name="Standard"/>
      <text:p text:style-name="Standard"/>
      <text:p text:style-name="Standard">---------- Déclaration des Getter / Setter ----------</text:p>
      <text:p text:style-name="Standard"/>
      <text:p text:style-name="Standard"><text:tab/>Les méthodes Getter et Setter <text:s/>seront déclarer sous cette forme :</text:p>
      <text:p text:style-name="Standard"/>
      <text:p text:style-name="Standard">Getter :</text:p>
      <text:p text:style-name="Standard"/>
      <text:p text:style-name="Standard">public int getId() {</text:p>
      <text:p text:style-name="Standard"><text:tab/>return this.i_Id;</text:p>
      <text:p text:style-name="Standard">}</text:p>
      <text:p text:style-name="Standard"/>
      <text:p text:style-name="Standard"/>
      <text:p text:style-name="Standard">Setter : </text:p>
      <text:p text:style-name="Standard"/>
      <text:p text:style-name="Standard">public void setId(int intId) {</text:p>
      <text:p text:style-name="Standard"><text:soft-page-break/><text:tab/>this.i_Id = intId;</text:p>
      <text:p text:style-name="Standard">}</text:p>
      <text:p text:style-name="Standard"/>
      <text:p text:style-name="Standard"/>
      <text:p text:style-name="Standard">---------- Signature d'une méthode ----------</text:p>
      <text:p text:style-name="Standard"/>
      <text:p text:style-name="Standard"><text:tab/>Les signatures des méthodes seront déclarés sous cette forme : </text:p>
      <text:p text:style-name="Standard"/>
      <text:p text:style-name="Standard">public Client (int intIdClient, String strNomClient, Float fltSolde, date dateDateRetrait, Compte objCompte, array&lt;Compte&gt; arrObjComptes) {</text:p>
      <text:p text:style-name="Standard"/>
      <text:p text:style-name="Standard"><text:tab/>…..</text:p>
      <text:p text:style-name="Standard">}</text:p>
      <text:p text:style-name="Standard"/>
      <text:list xml:id="list583305045320835703" text:style-name="L4">
        <text:list-item>
          <text:p text:style-name="P4">La signature boit ses propriétés déclarer sur la même ligne</text:p>
        </text:list-item>
        <text:list-item>
          <text:p text:style-name="P4">Les propriétés sont déclarer dans l'ordre de déclaration de la classe</text:p>
        </text:list-item>
      </text:list>
      <text:p text:style-name="Standard"/>
      <text:p text:style-name="Standard"/>
      <text:p text:style-name="P5">---------- ATTENTION ----------</text:p>
      <text:p text:style-name="P5"/>
      <text:p text:style-name="P5"/>
      <text:p text:style-name="P5"/>
      <text:list xml:id="list708660879895383721" text:style-name="L3">
        <text:list-item>
          <text:p text:style-name="P6">Attention au pointage ! On sélectionne la propriétés de la classe (this.i_Id) pour le pointer vers la variable locale (intId) !</text:p>
        </text:list-item>
        <text:list-item>
          <text:p text:style-name="P6">Attention aux espacements !</text:p>
        </text:list-item>
        <text:list-item>
          <text:p text:style-name="P6">Attention à l'indentation !</text:p>
        </text:list-item>
        <text:list-item>
          <text:p text:style-name="P6">Attention à l'ordre de priorité lors des déclaration de paramètres ! On suit l'ordre des colonnes dans la table de la BDD 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 Durand</meta:initial-creator>
    <meta:creation-date>2018-03-12T18:59:29.77</meta:creation-date>
    <meta:document-statistic meta:table-count="0" meta:image-count="0" meta:object-count="0" meta:page-count="2" meta:paragraph-count="48" meta:word-count="360" meta:character-count="2134"/>
    <dc:date>2018-03-12T19:29:38.54</dc:date>
    <dc:creator>Yann Durand</dc:creator>
    <meta:editing-duration>PT14M28S</meta:editing-duration>
    <meta:editing-cycles>1</meta:editing-cycles>
    <meta:generator>OpenOffice/4.1.3$Win32 OpenOffice.org_project/413m1$Build-9783</meta:generator>
  </office:meta>
</office:document-meta>
</file>